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7000001621BB42D57F2C6B45A.png" manifest:media-type="image/png"/>
  <manifest:file-entry manifest:full-path="Pictures/1000000000000160000000EB4BC0117A8B16AA1E.png" manifest:media-type="image/png"/>
  <manifest:file-entry manifest:full-path="Pictures/10000000000000F3000000317A05D4CA0CFF47D0.png" manifest:media-type="image/png"/>
  <manifest:file-entry manifest:full-path="Pictures/100000000000011A000000A960986920465B26F8.png" manifest:media-type="image/png"/>
  <manifest:file-entry manifest:full-path="Pictures/100000000000015E000001035AF978ECDEEB430E.png" manifest:media-type="image/png"/>
  <manifest:file-entry manifest:full-path="Pictures/10000000000002D100000127E3D053C0920AAF3E.png" manifest:media-type="image/png"/>
  <manifest:file-entry manifest:full-path="Pictures/100000000000029F000001782CB45A3A9BA9333F.png" manifest:media-type="image/png"/>
  <manifest:file-entry manifest:full-path="Pictures/1000000000000143000001A29F6BFE456687483B.png" manifest:media-type="image/png"/>
  <manifest:file-entry manifest:full-path="Pictures/10000000000001D600000129A88CB681CD26E4C0.png" manifest:media-type="image/png"/>
  <manifest:file-entry manifest:full-path="Pictures/10000000000001A4000000FC852DE48470D4851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3c88" officeooo:paragraph-rsid="001d3c88"/>
    </style:style>
    <style:style style:name="P2" style:family="paragraph" style:parent-style-name="Standard">
      <style:text-properties fo:font-weight="normal" officeooo:rsid="001d3c88" officeooo:paragraph-rsid="001d3c8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BD 23 de Maio</text:p>
      <text:p text:style-name="P1">Victor Henrique Guerreiro Alvares – <text:span text:style-name="T1">2° Info, Turma B </text:span></text:p>
      <text:p text:style-name="P2"><draw:frame draw:style-name="fr1" draw:name="Figura1" text:anchor-type="char" svg:x="2.282cm" svg:y="0.242cm" svg:width="9.313cm" svg:height="6.218cm" draw:z-index="0"><draw:image xlink:href="Pictures/1000000000000160000000EB4BC0117A8B16AA1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igura3" text:anchor-type="char" svg:x="2.535cm" svg:y="0.423cm" svg:width="6.429cm" svg:height="1.296cm" draw:z-index="2"><draw:image xlink:href="Pictures/10000000000000F3000000317A05D4CA0CFF47D0.png" xlink:type="simple" xlink:show="embed" xlink:actuate="onLoad" draw:mime-type="image/png"/></draw:frame></text:p>
      <text:p text:style-name="P2"/>
      <text:p text:style-name="P2"><draw:frame draw:style-name="fr1" draw:name="Figura2" text:anchor-type="char" svg:x="2.535cm" svg:y="0.295cm" svg:width="7.461cm" svg:height="4.471cm" draw:z-index="1"><draw:image xlink:href="Pictures/100000000000011A000000A960986920465B26F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igura4" text:anchor-type="char" svg:x="0.741cm" svg:y="0.266cm" svg:width="17cm" svg:height="6.955cm" draw:z-index="3"><draw:image xlink:href="Pictures/10000000000002D100000127E3D053C0920AAF3E.png" xlink:type="simple" xlink:show="embed" xlink:actuate="onLoad" draw:mime-type="image/png"/></draw:frame><text:soft-page-break/></text:p>
      <text:p text:style-name="P2"><draw:frame draw:style-name="fr1" draw:name="Figura5" text:anchor-type="char" svg:x="1.224cm" svg:y="0.083cm" svg:width="9.26cm" svg:height="6.853cm" draw:z-index="4"><draw:image xlink:href="Pictures/100000000000015E000001035AF978ECDEEB430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Figura6" text:anchor-type="char" svg:width="17cm" svg:height="9.525cm" draw:z-index="5"><draw:image xlink:href="Pictures/100000000000029F000001782CB45A3A9BA9333F.png" xlink:type="simple" xlink:show="embed" xlink:actuate="onLoad" draw:mime-type="image/png"/></draw:frame><draw:frame draw:style-name="fr1" draw:name="Figura7" text:anchor-type="char" svg:x="0.947cm" svg:y="9.779cm" svg:width="10.769cm" svg:height="9.366cm" draw:z-index="6"><draw:image xlink:href="Pictures/1000000000000197000001621BB42D57F2C6B45A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4)</text:p>
      <text:p text:style-name="P2"/>
      <text:p text:style-name="P2"><draw:frame draw:style-name="fr1" draw:name="Figura8" text:anchor-type="char" svg:x="3.461cm" svg:y="0.102cm" svg:width="8.546cm" svg:height="11.06cm" draw:z-index="7"><draw:image xlink:href="Pictures/1000000000000143000001A29F6BFE456687483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5)</text:p>
      <text:p text:style-name="P2"><draw:frame draw:style-name="fr1" draw:name="Figura9" text:anchor-type="char" svg:x="2.177cm" svg:y="0.443cm" svg:width="12.435cm" svg:height="7.858cm" draw:z-index="8"><draw:image xlink:href="Pictures/10000000000001D600000129A88CB681CD26E4C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igura10" text:anchor-type="char" svg:x="2.177cm" svg:y="0.159cm" svg:width="11.113cm" svg:height="6.668cm" draw:z-index="9"><draw:image xlink:href="Pictures/10000000000001A4000000FC852DE48470D48518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6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3T17:26:35.911000000</meta:creation-date>
    <dc:date>2023-05-23T18:11:07.743000000</dc:date>
    <meta:editing-duration>PT44M40S</meta:editing-duration>
    <meta:editing-cycles>2</meta:editing-cycles>
    <meta:generator>LibreOffice/7.4.4.2$Windows_X86_64 LibreOffice_project/85569322deea74ec9134968a29af2df5663baa21</meta:generator>
    <meta:document-statistic meta:table-count="0" meta:image-count="10" meta:object-count="0" meta:page-count="7" meta:paragraph-count="5" meta:word-count="15" meta:character-count="72" meta:non-whitespace-character-count="60"/>
  </office:meta>
</office:document-meta>
</file>